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931in" table:align="left" style:writing-mode="lr-tb"/>
    </style:style>
    <style:style style:name="Table1.A" style:family="table-column">
      <style:table-column-properties style:column-width="1.3111in"/>
    </style:style>
    <style:style style:name="Table1.B" style:family="table-column">
      <style:table-column-properties style:column-width="3.4139in"/>
    </style:style>
    <style:style style:name="Table1.C" style:family="table-column">
      <style:table-column-properties style:column-width="1.2799in"/>
    </style:style>
    <style:style style:name="Table1.D" style:family="table-column">
      <style:table-column-properties style:column-width="1.1882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2" style:family="table">
      <style:table-properties style:width="7.1931in" table:align="left" style:writing-mode="lr-tb"/>
    </style:style>
    <style:style style:name="Table2.A" style:family="table-column">
      <style:table-column-properties style:column-width="0.3938in"/>
    </style:style>
    <style:style style:name="Table2.B" style:family="table-column">
      <style:table-column-properties style:column-width="4.2938in"/>
    </style:style>
    <style:style style:name="Table2.C" style:family="table-column">
      <style:table-column-properties style:column-width="1.441in"/>
    </style:style>
    <style:style style:name="Table2.D" style:family="table-column">
      <style:table-column-properties style:column-width="1.0646in"/>
    </style:style>
    <style:style style:name="Table2.1" style:family="table-row">
      <style:table-row-properties style:min-row-height="0.3194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line-height="115%" fo:text-align="justify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/>
    </style:style>
    <style:style style:name="P12" style:family="paragraph" style:parent-style-name="Standard">
      <style:paragraph-properties fo:text-align="justify" style:justify-single-word="false"/>
      <style:text-properties style:text-position="super 58%" fo:font-size="14pt" fo:font-weight="bold" style:font-size-asian="14pt" style:font-weight-asian="bold"/>
    </style:style>
    <style:style style:name="P13" style:family="paragraph" style:parent-style-name="Standard">
      <style:paragraph-properties fo:margin-left="3.8752in" fo:margin-right="0in" fo:line-height="115%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.0972in" fo:text-indent="0in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1.75in" fo:margin-right="0in" fo:text-align="justify" style:justify-single-word="false" fo:text-indent="0in" style:auto-text-indent="false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2pt" style:font-size-asian="12pt" style:font-size-complex="12pt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paragraph-properties fo:line-height="115%"/>
      <style:text-properties fo:font-size="12pt" style:font-size-asian="12pt" style:font-size-complex="12pt"/>
    </style:style>
    <style:style style:name="P19" style:family="paragraph" style:parent-style-name="Standard">
      <style:paragraph-properties fo:line-height="115%"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officeooo:paragraph-rsid="0019ce27" style:font-size-asian="12pt" style:font-size-complex="12pt"/>
    </style:style>
    <style:style style:name="P21" style:family="paragraph" style:parent-style-name="Standard">
      <style:paragraph-properties fo:line-height="115%" style:text-autospace="none"/>
      <style:text-properties fo:font-size="12pt" style:font-size-asian="12pt" style:font-size-complex="12pt"/>
    </style:style>
    <style:style style:name="P22" style:family="paragraph" style:parent-style-name="Standard">
      <style:paragraph-properties fo:line-height="115%" style:text-autospace="none"/>
      <style:text-properties fo:font-size="12pt" officeooo:paragraph-rsid="0019ce27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5" style:family="paragraph" style:parent-style-name="Standard">
      <style:text-properties fo:font-size="12pt" officeooo:paragraph-rsid="0019ce27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7" style:family="paragraph" style:parent-style-name="Standard">
      <style:paragraph-properties fo:line-height="115%" style:text-autospace="none"/>
      <style:text-properties fo:font-size="12pt" style:text-underline-style="solid" style:text-underline-width="auto" style:text-underline-color="font-color" officeooo:paragraph-rsid="0019ce27" style:font-size-asian="12pt" style:font-size-complex="12pt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2pt" fo:font-weight="normal" officeooo:rsid="0019ce27" officeooo:paragraph-rsid="0019ce2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2pt" fo:font-weight="normal" officeooo:rsid="001a91c8" officeooo:paragraph-rsid="001a91c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style:font-size-complex="12pt"/>
    </style:style>
    <style:style style:name="P32" style:family="paragraph" style:parent-style-name="Standard">
      <style:paragraph-properties fo:margin-left="3.8752in" fo:margin-right="0in" fo:text-align="center" style:justify-single-word="false" fo:text-indent="0in" style:auto-text-indent="false"/>
      <style:text-properties fo:font-size="12pt" style:font-size-asian="12pt" style:font-weight-complex="bold"/>
    </style:style>
    <style:style style:name="P33" style:family="paragraph" style:parent-style-name="Standard">
      <style:paragraph-properties fo:margin-left="3.8752in" fo:margin-right="0in" fo:line-height="150%" fo:text-align="center" style:justify-single-word="false" fo:text-indent="0in" style:auto-text-indent="false"/>
      <style:text-properties fo:font-size="14pt" style:text-underline-style="solid" style:text-underline-width="auto" style:text-underline-color="font-color" officeooo:rsid="0019ce27" officeooo:paragraph-rsid="0019ce27" style:font-size-asian="14pt"/>
    </style:style>
    <style:style style:name="P34" style:family="paragraph" style:parent-style-name="Standard">
      <style:paragraph-properties fo:margin-left="0in" fo:margin-right="0.0972in" fo:text-indent="0in" style:auto-text-indent="false"/>
      <style:text-properties fo:font-size="8pt" style:font-size-asian="8pt" style:font-size-complex="8pt"/>
    </style:style>
    <style:style style:name="P35" style:family="paragraph" style:parent-style-name="Основной_20_текст_20_2">
      <style:text-properties fo:font-size="12pt" fo:language="ru" fo:country="RU" fo:font-weight="normal" style:font-size-asian="12pt" style:font-weight-asian="normal" style:font-size-complex="12pt"/>
    </style:style>
    <style:style style:name="P36" style:family="paragraph" style:parent-style-name="Text_20_body">
      <style:text-properties fo:language="ru" fo:country="RU" fo:font-weight="normal" style:font-weight-asian="normal" style:font-size-complex="12pt"/>
    </style:style>
    <style:style style:name="P37" style:family="paragraph" style:parent-style-name="Heading_20_2">
      <style:paragraph-properties fo:line-height="115%"/>
      <style:text-properties fo:font-size="14pt" fo:language="ru" fo:country="RU" style:font-size-asian="14pt" style:font-size-complex="14pt"/>
    </style:style>
    <style:style style:name="P38" style:family="paragraph" style:parent-style-name="Heading_20_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bold"/>
    </style:style>
    <style:style style:name="P39" style:family="paragraph" style:parent-style-name="Heading_20_1">
      <style:paragraph-properties fo:line-height="115%"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bold"/>
    </style:style>
    <style:style style:name="P40" style:family="paragraph" style:parent-style-name="Heading_20_1">
      <style:paragraph-properties fo:line-height="115%" fo:text-align="start" style:justify-single-word="false"/>
    </style:style>
    <style:style style:name="P41" style:family="paragraph" style:parent-style-name="Heading_20_1">
      <style:text-properties officeooo:paragraph-rsid="0019ce27"/>
    </style:style>
    <style:style style:name="P42" style:family="paragraph" style:parent-style-name="Heading_20_1">
      <style:paragraph-properties fo:margin-left="3.8752in" fo:margin-right="0in" fo:line-height="150%" fo:text-align="center" style:justify-single-word="false" fo:text-indent="0in" style:auto-text-indent="false"/>
      <style:text-properties fo:font-size="12pt" fo:language="ru" fo:country="RU" style:font-size-asian="12pt" style:font-size-complex="12pt"/>
    </style:style>
    <style:style style:name="P43" style:family="paragraph" style:parent-style-name="Heading_20_3">
      <style:text-properties fo:font-weight="normal" style:font-weight-asian="normal" style:font-size-complex="12pt"/>
    </style:style>
    <style:style style:name="P44" style:family="paragraph" style:parent-style-name="Heading_20_4">
      <style:text-properties style:text-position="0% 100%" fo:font-size="12pt" fo:language="ru" fo:country="RU" style:font-size-asian="12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weight-complex="bold"/>
    </style:style>
    <style:style style:name="T3" style:family="text">
      <style:text-properties fo:font-size="12pt" officeooo:rsid="001a91c8" style:font-size-asian="12pt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bold"/>
    </style:style>
    <style:style style:name="T5" style:family="text">
      <style:text-properties fo:font-size="12pt" fo:language="ru" fo:country="RU" style:text-underline-style="solid" style:text-underline-width="auto" style:text-underline-color="font-color" fo:font-weight="normal" officeooo:rsid="0019ce27" style:font-size-asian="12pt" style:font-weight-asian="normal" style:font-size-complex="12pt" style:font-weight-complex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fo:font-weight="bold" officeooo:rsid="0019ce27" style:font-size-asian="12pt" style:font-weight-asian="bold" style:font-size-complex="12pt"/>
    </style:style>
    <style:style style:name="T10" style:family="text">
      <style:text-properties fo:font-size="12pt" style:text-underline-style="solid" style:text-underline-width="auto" style:text-underline-color="font-color" style:font-size-asian="12pt"/>
    </style:style>
    <style:style style:name="T11" style:family="text">
      <style:text-properties fo:font-size="12pt" style:text-underline-style="solid" style:text-underline-width="auto" style:text-underline-color="font-color" officeooo:rsid="0019ce27" style:font-size-asian="12pt"/>
    </style:style>
    <style:style style:name="T12" style:family="text">
      <style:text-properties fo:font-size="12pt" style:text-underline-style="solid" style:text-underline-width="auto" style:text-underline-color="font-color" officeooo:rsid="001a91c8" style:font-size-asian="12p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weight="normal" style:font-weight-asian="normal" style:font-weight-complex="bold"/>
    </style:style>
    <style:style style:name="T15" style:family="text">
      <style:text-properties fo:font-size="8pt" fo:language="ru" fo:country="RU" fo:font-weight="normal" style:font-size-asian="8pt" style:font-weight-asian="normal" style:font-weight-complex="bold"/>
    </style:style>
    <style:style style:name="T16" style:family="text">
      <style:text-properties fo:font-size="8pt" fo:language="ru" fo:country="RU" fo:font-weight="normal" style:font-size-asian="8pt" style:font-weight-asian="normal" style:font-size-complex="8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weight="bold" style:font-weight-asian="bold"/>
    </style:style>
    <style:style style:name="T19" style:family="text">
      <style:text-properties style:text-position="super 58%" fo:font-size="12pt" style:font-size-asian="12pt" style:font-weight-complex="bold"/>
    </style:style>
    <style:style style:name="T20" style:family="text">
      <style:text-properties officeooo:rsid="0019ce27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19ce27"/>
    </style:style>
    <style:style style:name="T23" style:family="text">
      <style:text-properties style:text-underline-style="solid" style:text-underline-width="auto" style:text-underline-color="font-color" officeooo:rsid="001a91c8"/>
    </style:style>
    <style:style style:name="T24" style:family="text">
      <style:text-properties officeooo:rsid="001a91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ОССИЙСКОЙ ФЕДЕРАЦИИ</text:p>
      <text:p text:style-name="P5">Федеральное государственное бюджетное образовательное учреждение </text:p>
      <text:p text:style-name="P5">высшего образования «Севастопольский государственный университет»</text:p>
      <text:h text:style-name="P38" text:outline-level="1"/>
      <text:p text:style-name="Standard"/>
      <text:h text:style-name="P40" text:outline-level="1"><text:span text:style-name="T4">Институт </text:span><text:span text:style-name="T5">информационных технологий и управления в технических системах<text:tab/><text:tab/><text:tab/></text:span></text:h>
      <text:h text:style-name="P39" text:outline-level="1">Кафедра <text:span text:style-name="T22">информационных технологий и компьютерных систем<text:tab/><text:tab/><text:tab/><text:tab/><text:tab/></text:span></text:h>
      <text:p text:style-name="P25">Направление подготовки (специальность) <text:span text:style-name="T22">09.03.01 – информатика и вычислительная техника<text:tab/></text:span></text:p>
      <text:h text:style-name="P41" text:outline-level="1"><text:span text:style-name="T13"><text:s text:c="45"/><text:tab/><text:tab/><text:tab/><text:tab/><text:tab/> <text:s text:c="9"/></text:span><text:span text:style-name="T15">(шифр и название)</text:span><text:span text:style-name="T14"> <text:s text:c="44"/></text:span></text:h>
      <text:h text:style-name="P42" text:outline-level="1"/>
      <text:h text:style-name="P42" text:outline-level="1">УТВЕРЖДАЮ</text:h>
      <text:p text:style-name="P13"><text:span text:style-name="T7">Заведующий кафедрой </text:span><text:span text:style-name="T9">ИтиКС<text:tab/></text:span></text:p>
      <text:p text:style-name="P33"><text:tab/><text:tab/><text:tab/>А.А. Брюховецкий</text:p>
      <text:p text:style-name="P32">“____” _________________20<text:span text:style-name="T20">15 </text:span>года</text:p>
      <text:p text:style-name="P6"/>
      <text:h text:style-name="P37" text:outline-level="2">З <text:s/>А <text:s/>Д <text:s/>А <text:s/>Н <text:s/>И <text:s/>Е</text:h>
      <text:p text:style-name="P4"/>
      <text:p text:style-name="P4">на выпускную квалификационную работу</text:p>
      <text:p text:style-name="P4">(форма выпускной квалификационной работы <text:span text:style-name="T22">дипломная работа<text:tab/><text:tab/><text:tab/><text:tab/></text:span>)</text:p>
      <text:p text:style-name="P14"><text:s text:c="45"/><text:tab/><text:tab/><text:tab/><text:tab/><text:tab/> <text:s text:c="7"/>(дипломная работа (проект), магистерская диссертация)</text:p>
      <text:p text:style-name="P4">студенту <text:span text:style-name="T21"><text:tab/><text:tab/><text:tab/></text:span><text:span text:style-name="T22">гр. ВТб-41д Умерову Амету Ремзиевичу<text:tab/><text:tab/><text:tab/><text:tab/></text:span></text:p>
      <text:p text:style-name="P14"/>
      <text:p text:style-name="P31"><text:span text:style-name="T1">1. Тема работы (проекта) </text:span><text:span text:style-name="T11">Разработка виртуальной инфраструктуры для реализации облачных услуг<text:tab/><text:tab/><text:tab/><text:tab/><text:tab/><text:tab/><text:tab/><text:tab/><text:tab/><text:tab/><text:tab/><text:tab/><text:tab/></text:span></text:p>
      <text:p text:style-name="P36">руководитель работы (проекта) <text:span text:style-name="T22">доцент Мащенко Е.Н.<text:tab/><text:tab/><text:tab/><text:tab/><text:tab/><text:tab/></text:span></text:p>
      <text:p text:style-name="P2"><text:span text:style-name="T17"><text:tab/><text:tab/><text:tab/><text:tab/><text:tab/>(</text:span><text:span text:style-name="Заголовок_20_1_20_Знак"><text:span text:style-name="T16">фамилия, имя, отчество</text:span></text:span><text:span text:style-name="T17">, научная степень, ученое звание, должность)</text:span></text:p>
      <text:p text:style-name="P18">Утверждены приказом высшего учебного заведения от “___”____________20<text:span text:style-name="T20">15</text:span> года №_____</text:p>
      <text:p text:style-name="P19"/>
      <text:p text:style-name="P19">2. Срок подачи студентом работы (проекта) <text:span text:style-name="T21"><text:tab/><text:tab/><text:tab/></text:span><text:span text:style-name="T22">2015 г.</text:span></text:p>
      <text:p text:style-name="P20"/>
      <text:p text:style-name="P20">3. Входные данные к работе (проекту) <text:span text:style-name="T22">параметры клиентских контейнеров, параметры администрирования виртуальной инфраструктуры, параметры системы мониторинга и резервного копирования, перечень оказываемых облачных услуг; критерии качества обслуживания клиентов. Технология виртуализации: OpenVZ. Критерии эффективности виртуальной инфраструктуры по производительности и надежности определены в соглашении об уровне обслуживания облачного провайдера.</text:span></text:p>
      <text:p text:style-name="P22"/>
      <text:p text:style-name="P22">4. Содержание расчетно-пояснительной записки (перечень вопросов, которые нужно разработать) <text:span text:style-name="T22">Введение. 1. Постановка задачи. 2. Обзор современных методов и технологий серверной виртуализации. 3. Системный анализ виртуальной инфраструктуры 4. Описание виртуальной инфраструктуры. 5. Руководство администратора. 6. Руководство пользователя</text:span></text:p>
      <text:p text:style-name="P22"><text:span text:style-name="T22">7. Результаты тестирования. 8. Охрана труда. 9. Безопасность в ЧС. Заключение. Библиографический список. Приложения.</text:span></text:p>
      <text:p text:style-name="P21"/>
      <text:p text:style-name="P22"><text:span text:style-name="T21">5. Перечень графического материала (с точным указанием обязательных чертежей)</text:span></text:p>
      <text:p text:style-name="P27"><text:span text:style-name="T20">1.Постановка задачи (1 плакат)</text:span></text:p>
      <text:p text:style-name="P27"><text:span text:style-name="T20">2. Схемы алгоритмов функционирования виртуальной инфраструктуры (2 листа)</text:span></text:p>
      <text:p text:style-name="P27"><text:span text:style-name="T20">3. Результаты тестирования виртуальной инфраструктуры (1 плакат)</text:span></text:p>
      <text:p text:style-name="P35"><text:soft-page-break/>6. Консультанты разделов работы (проекта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3">Раздел</text:p>
          </table:table-cell>
          <table:table-cell table:style-name="Table1.A1" table:number-rows-spanned="2" office:value-type="string">
            <text:p text:style-name="P3">Фамилия, инициалы и должность</text:p>
            <text:p text:style-name="P3">консультанта</text:p>
          </table:table-cell>
          <table:table-cell table:style-name="Table1.C1" table:number-columns-spanned="2" office:value-type="string">
            <text:p text:style-name="P3">Подпись, дата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3">задание </text:p>
            <text:p text:style-name="P3">выдал</text:p>
          </table:table-cell>
          <table:table-cell table:style-name="Table1.C1" office:value-type="string">
            <text:p text:style-name="P3">задание принял</text:p>
          </table:table-cell>
        </table:table-row>
        <table:table-row table:style-name="Table1.3">
          <table:table-cell table:style-name="Table1.C2" office:value-type="string">
            <text:p text:style-name="P28">ОТ</text:p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  <table:table-row table:style-name="Table1.3">
          <table:table-cell table:style-name="Table1.C2" office:value-type="string">
            <text:p text:style-name="P28">БСЧ</text:p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  <table:table-row table:style-name="Table1.3">
          <table:table-cell table:style-name="Table1.C2" office:value-type="string">
            <text:p text:style-name="P28">Нормоконтроль</text:p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  <table:table-row table:style-name="Table1.3"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  <table:table-row table:style-name="Table1.3"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  <table:table-row table:style-name="Table1.3"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  <table:table-row table:style-name="Table1.3"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</table:table>
      <text:p text:style-name="P2"/>
      <text:p text:style-name="P23">7. Дата выдачи задания <text:span text:style-name="T21"><text:tab/><text:tab/></text:span><text:span text:style-name="T23">2015 г.<text:tab/><text:tab/><text:tab/><text:tab/></text:span></text:p>
      <text:p text:style-name="P12"/>
      <text:p text:style-name="P12"/>
      <text:h text:style-name="P44" text:outline-level="4"/>
      <text:h text:style-name="P44" text:outline-level="4">КАЛЕНДАРН<text:span text:style-name="T24">Ы</text:span>Й ПЛАН</text:h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№</text:p>
            <text:p text:style-name="P3">п/п</text:p>
          </table:table-cell>
          <table:table-cell table:style-name="Table2.A1" office:value-type="string">
            <text:p text:style-name="P3">Название этапов</text:p>
            <text:p text:style-name="P3">работы (проекта)</text:p>
          </table:table-cell>
          <table:table-cell table:style-name="Table2.A1" office:value-type="string">
            <text:p text:style-name="P5">Срок выполнения этапов работы</text:p>
            <text:p text:style-name="P3">(проекта)</text:p>
          </table:table-cell>
          <table:table-cell table:style-name="Table2.D1" office:value-type="string">
            <text:h text:style-name="P43" text:outline-level="3">Примечание</text:h>
          </table:table-cell>
        </table:table-row>
        <table:table-row table:style-name="Table2.2"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Анализ постановки задачи, системный анализ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 table:style-name="Table2.3">
          <table:table-cell table:style-name="Table2.A2" office:value-type="string">
            <text:p text:style-name="P29">2</text:p>
          </table:table-cell>
          <table:table-cell table:style-name="Table2.A2" office:value-type="string">
            <text:p text:style-name="P29">Разработка алгоритмов функционирования системы и основных подсистем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 table:style-name="Table2.4"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29">Разработка виртуальной инфраструктуры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 table:style-name="Table2.5">
          <table:table-cell table:style-name="Table2.A2" office:value-type="string">
            <text:p text:style-name="P29">4</text:p>
          </table:table-cell>
          <table:table-cell table:style-name="Table2.A2" office:value-type="string">
            <text:p text:style-name="P29">Испытание виртуальной инфраструктуры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 table:style-name="Table2.6">
          <table:table-cell table:style-name="Table2.A2" office:value-type="string">
            <text:p text:style-name="P29">5</text:p>
          </table:table-cell>
          <table:table-cell table:style-name="Table2.A2" office:value-type="string">
            <text:p text:style-name="P29">Оформление пояснительной записки и чертежей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 table:style-name="Table2.7">
          <table:table-cell table:style-name="Table2.A2" office:value-type="string">
            <text:p text:style-name="P29">6</text:p>
          </table:table-cell>
          <table:table-cell table:style-name="Table2.A2" office:value-type="string">
            <text:p text:style-name="P29">Представление работы на кафедру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  <table:table-row table:style-name="Table2.8">
          <table:table-cell table:style-name="Table2.A2" office:value-type="string">
            <text:p text:style-name="P29">7</text:p>
          </table:table-cell>
          <table:table-cell table:style-name="Table2.A2" office:value-type="string">
            <text:p text:style-name="P29">Защита работы в ГЭК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</table:table>
      <text:p text:style-name="P9"/>
      <text:p text:style-name="P10"/>
      <text:p text:style-name="P8"><text:span text:style-name="T18"><text:s text:c="51"/></text:span><text:span text:style-name="T6">Студент<text:tab/></text:span><text:span text:style-name="T8"><text:tab/><text:tab/></text:span><text:span text:style-name="T1"> <text:s/></text:span><text:span text:style-name="T12">Умеров А.Р.</text:span></text:p>
      <text:p text:style-name="P7"><text:span text:style-name="T2"><text:s text:c="63"/></text:span><text:span text:style-name="T19">( подпись ) <text:s text:c="17"/>(фамилия и инициалы)</text:span></text:p>
      <text:p text:style-name="P15"><text:span text:style-name="T6">Руководитель работы (проекта) </text:span><text:span text:style-name="T1">_____________ <text:s/></text:span><text:span text:style-name="T12">Мащенко Е.Н.<text:tab/></text:span></text:p>
      <text:p text:style-name="P8"><text:span text:style-name="T2"><text:s text:c="101"/><text:tab/> <text:s/></text:span><text:span text:style-name="T19">( подпись ) <text:s text:c="16"/>(фамилия и инициалы)</text:span>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fo:language="uk" fo:country="UA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fo:language="uk" fo:country="UA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language="uk" fo:country="UA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text-position="super 58%" fo:font-size="14pt" fo:language="uk" fo:country="UA" fo:font-weight="bold" style:font-size-asian="14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4pt" fo:language="uk" fo:country="UA" fo:font-weight="bold" style:font-size-asian="14pt" style:font-weight-asian="bold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font-size="14pt" fo:language="uk" fo:country="UA" fo:font-weight="bold" style:font-size-asian="14pt" style:font-weight-asian="bold" style:language-complex="ar" style:country-complex="SA"/>
    </style:style>
    <style:style style:name="Верхний_20_колонтитул_20_Знак" style:display-name="Верхний колонтитул Знак" style:family="text">
      <style:text-properties fo:font-size="12pt" fo:language="ru" fo:country="RU" style:font-size-asian="12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7874in" fo:margin-left="0.7874in" fo:margin-right="0.6055in" style:writing-mode="lr-tb" style:layout-grid-color="#c0c0c0" style:layout-grid-lines="55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Header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евастопольский национальный технический университет</dc:title>
    <meta:initial-creator>1</meta:initial-creator>
    <meta:creation-date>2015-03-25T08:59:00</meta:creation-date>
    <dc:creator>Amet Umerov</dc:creator>
    <dc:date>2015-04-19T06:44:13.107243416</dc:date>
    <meta:print-date>2015-03-25T10:19:00</meta:print-date>
    <meta:editing-cycles>14</meta:editing-cycles>
    <meta:editing-duration>PT29M6S</meta:editing-duration>
    <meta:generator>LibreOffice/4.2.7.2$Linux_X86_64 LibreOffice_project/420m0$Build-2</meta:generator>
    <meta:document-statistic meta:table-count="2" meta:image-count="0" meta:object-count="0" meta:page-count="2" meta:paragraph-count="67" meta:word-count="345" meta:character-count="3367" meta:non-whitespace-character-count="2600"/>
  </office:meta>
</office:document-meta>
</file>